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74151" style:font-name="S hne" fo:font-size="13.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374151" style:font-name="S hne" fo:font-size="13.5pt" fo:letter-spacing="normal" fo:font-style="normal" fo:font-weight="normal" officeooo:paragraph-rsid="001d903c"/>
    </style:style>
    <style:style style:name="P3" style:family="paragraph" style:parent-style-name="Standard">
      <style:paragraph-properties fo:margin-left="0cm" fo:margin-right="0cm" fo:orphans="2" fo:widows="2" fo:text-indent="0cm" style:auto-text-indent="false"/>
      <style:text-properties fo:font-variant="normal" fo:text-transform="none" fo:color="#374151" style:font-name="S hne" fo:font-size="13.5pt" fo:letter-spacing="normal" fo:font-style="normal" fo:font-weight="normal" officeooo:paragraph-rsid="001dbe0b"/>
    </style:style>
    <style:style style:name="P4" style:family="paragraph" style:parent-style-name="Text_20_body">
      <style:paragraph-properties fo:padding="0.049cm" fo:border="0.06pt solid #d9d9e3"/>
      <style:text-properties loext:padding="0.049cm" loext:border="0.06pt solid #d9d9e3"/>
    </style:style>
    <style:style style:name="P5" style:family="paragraph" style:parent-style-name="Text_20_body">
      <style:paragraph-properties fo:margin-top="0cm" fo:margin-bottom="0cm" loext:contextual-spacing="false"/>
      <style:text-properties loext:padding="0.049cm" loext:border="0.06pt solid #d9d9e3"/>
    </style:style>
    <style:style style:name="P6" style:family="paragraph" style:parent-style-name="Text_20_body" style:list-style-name="L1">
      <style:paragraph-properties fo:padding="0.049cm" fo:border="0.06pt solid #d9d9e3"/>
      <style:text-properties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 Simple DirectMedia Layer (SDL) est une bibliothèque populaire pour la création de jeux vidéo, d'applications multimédia et d'autres types d'applications interactives en langage C et C++. Voici quelques étapes pour apprendre la SDL :</text:p>
      <text:list xml:id="list791216509" text:style-name="L1">
        <text:list-item>
          <text:p text:style-name="P6">Comprendre les concepts de base : Familiarise-toi avec les concepts de base de la SDL, tels que la fenêtre, le rendu, les surfaces, les textures, les événements, les images, le son, les polices de caractères, etc.</text:p>
        </text:list-item>
        <text:list-item>
          <text:p text:style-name="P6">Installer la SDL : Télécharge et installe la SDL sur ton système. La SDL est disponible pour de nombreuses plateformes, y compris Windows, macOS, Linux, iOS et Android. Assure-toi d'avoir la dernière version de la bibliothèque pour bénéficier des dernières fonctionnalités et corrections de bugs.</text:p>
        </text:list-item>
        <text:list-item>
          <text:p text:style-name="P6">Étudier les exemples de code : Étudie les exemples de code SDL disponibles en ligne et dans la documentation officielle pour comprendre comment utiliser les fonctionnalités de base de la bibliothèque. Commence par des exemples simples pour bien comprendre la syntaxe et la logique de programmation utilisées dans la SDL.</text:p>
        </text:list-item>
        <text:list-item>
          <text:p text:style-name="P6">Comprendre la structure d'un programme SDL : Familiarise-toi avec la structure générale d'un programme SDL, qui comprend l'initialisation de la bibliothèque, la création d'une fenêtre, la gestion des événements, le rendu des graphismes, la gestion du son, etc.</text:p>
        </text:list-item>
        <text:list-item>
          <text:p text:style-name="P6">Apprendre les fonctionnalités avancées : Une fois que tu maîtrises les concepts de base, explore les fonctionnalités avancées de la SDL, telles que l'utilisation de bibliothèques tierces pour la gestion des images, des animations, de la physique, etc.</text:p>
        </text:list-item>
        <text:list-item>
          <text:p text:style-name="P6">Déboguer et tester : Apprends à déboguer tes programmes SDL pour corriger les erreurs et à les tester pour t'assurer qu'ils fonctionnent correctement sur différentes plates-formes.</text:p>
        </text:list-item>
        <text:list-item>
          <text:p text:style-name="P6">Pratiquer régulièrement : La pratique régulière est essentielle pour maîtriser la SDL. Écris régulièrement du code SDL pour améliorer tes compétences et ta compréhension de la bibliothèque.</text:p>
        </text:list-item>
        <text:list-item>
          <text:p text:style-name="P6">Consulter la documentation officielle : La documentation officielle de la SDL est une ressource précieuse pour apprendre la bibliothèque en profondeur. Consulte la documentation officielle de la SDL pour référence les fonctions, les structures de données et les exemples de code.</text:p>
        </text:list-item>
      </text:list>
      <text:p text:style-name="P4">N'hésite pas à poser des questions spécifiques ou à demander de l'aide sur des concepts particuliers que tu aimerais comprendre en détail. Je suis là pour t'aider tout au long de ton apprentissage de la SDL !</text:p>
      <text:p text:style-name="P5">Regenerate response</text:p>
      <text:p text:style-name="P5"/>
      <text:p text:style-name="P1"><text:soft-page-break/>Exemple 1 : Créer une fenêtre SDL</text:p>
      <text:p text:style-name="P1"/>
      <text:p text:style-name="Standard">#include &lt;SDL2/SDL.h&gt;</text:p>
      <text:p text:style-name="Standard"/>
      <text:p text:style-name="Standard">int main(int argc, char* argv[]) {</text:p>
      <text:p text:style-name="Standard"><text:s text:c="4"/>SDL_Init(SDL_INIT_VIDEO); // Initialisation de la bibliothèque SDL pour la vidéo</text:p>
      <text:p text:style-name="Standard"><text:s text:c="4"/>SDL_Window* window = SDL_CreateWindow("Ma première fenêtre SDL", SDL_WINDOWPOS_UNDEFINED, SDL_WINDOWPOS_UNDEFINED, 640, 480, SDL_WINDOW_SHOWN); // Création d'une fenêtre</text:p>
      <text:p text:style-name="Standard"><text:s text:c="4"/>SDL_Delay(2000); // Pause de 2 secondes</text:p>
      <text:p text:style-name="Standard"><text:s text:c="4"/>SDL_DestroyWindow(window); // Destruction de la fenêtre</text:p>
      <text:p text:style-name="Standard"><text:s text:c="4"/>SDL_Quit(); // Fermeture de la bibliothèque SDL</text:p>
      <text:p text:style-name="Standard"><text:s text:c="4"/>return 0;</text:p>
      <text:p text:style-name="Standard">}</text:p>
      <text:p text:style-name="Standard"/>
      <text:p text:style-name="P1">Exemple 2 : Rendre une image dans la fenêtre SDL</text:p>
      <text:p text:style-name="P1"/>
      <text:p text:style-name="P1">#include &lt;SDL2/SDL.h&gt;</text:p>
      <text:p text:style-name="P1">#include &lt;SDL2/SDL_image.h&gt;</text:p>
      <text:p text:style-name="P1"/>
      <text:p text:style-name="P1">int main(int argc, char* argv[]) {</text:p>
      <text:p text:style-name="P1"><text:s text:c="4"/>SDL_Init(SDL_INIT_VIDEO); // Initialisation de la bibliothèque SDL pour la vidéo</text:p>
      <text:p text:style-name="P1"><text:s text:c="4"/>SDL_Window* window = SDL_CreateWindow("Ma première fenêtre SDL", SDL_WINDOWPOS_UNDEFINED, SDL_WINDOWPOS_UNDEFINED, 640, 480, SDL_WINDOW_SHOWN); // Création d'une fenêtre</text:p>
      <text:p text:style-name="P1"><text:s text:c="4"/>SDL_Renderer* renderer = SDL_CreateRenderer(window, -1, 0); // Création d'un renderer pour le rendu des graphismes</text:p>
      <text:p text:style-name="P1"><text:s text:c="4"/>SDL_Surface* imageSurface = IMG_Load("image.png"); // Chargement d'une image</text:p>
      <text:p text:style-name="P1"><text:s text:c="4"/>SDL_Texture* texture = SDL_CreateTextureFromSurface(renderer, imageSurface); // Création d'une texture à partir de l'image chargée</text:p>
      <text:p text:style-name="P1"><text:s text:c="4"/>SDL_FreeSurface(imageSurface); // Libération de la surface de l'image</text:p>
      <text:p text:style-name="P1"><text:s text:c="4"/>SDL_RenderClear(renderer); // Effacement du renderer</text:p>
      <text:p text:style-name="P1"><text:s text:c="4"/>SDL_RenderCopy(renderer, texture, NULL, NULL); // Copie de la texture sur le renderer</text:p>
      <text:p text:style-name="P1"><text:s text:c="4"/>SDL_RenderPresent(renderer); // Affichage du renderer</text:p>
      <text:p text:style-name="P1"><text:s text:c="4"/>SDL_Delay(2000); // Pause de 2 secondes</text:p>
      <text:p text:style-name="P1"><text:s text:c="4"/>SDL_DestroyTexture(texture); // Destruction de la texture</text:p>
      <text:p text:style-name="P1"><text:s text:c="4"/>SDL_DestroyRenderer(renderer); // Destruction du renderer</text:p>
      <text:p text:style-name="P1"><text:s text:c="4"/>SDL_DestroyWindow(window); // Destruction de la fenêtre</text:p>
      <text:p text:style-name="P1"><text:s text:c="4"/>SDL_Quit(); // Fermeture de la bibliothèque SDL</text:p>
      <text:p text:style-name="P1"><text:s text:c="4"/>return 0;</text:p>
      <text:p text:style-name="P1">}</text:p>
      <text:p text:style-name="P1"/>
      <text:p text:style-name="P1"/>
      <text:p text:style-name="P1"><text:soft-page-break/>Exemple 3 : Gérer les événements SDL</text:p>
      <text:p text:style-name="P1"/>
      <text:p text:style-name="P1">#include &lt;SDL2/SDL.h&gt;</text:p>
      <text:p text:style-name="P1"/>
      <text:p text:style-name="P1">int main(int argc, char* argv[]) {</text:p>
      <text:p text:style-name="P1"><text:s text:c="4"/>SDL_Init(SDL_INIT_VIDEO); // Initialisation de la bibliothèque SDL pour la vidéo</text:p>
      <text:p text:style-name="P1"><text:s text:c="4"/>SDL_Window* window = SDL_CreateWindow("Gestion des événements SDL", SDL_WINDOWPOS_UNDEFINED, SDL_WINDOWPOS_UNDEFINED, 640, 480, SDL_WINDOW_SHOWN); // Création d'une fenêtre</text:p>
      <text:p text:style-name="P1"><text:s text:c="4"/>SDL_Event event; // Événement SDL</text:p>
      <text:p text:style-name="P1"><text:s text:c="4"/>int quit = 0; // Variable pour gérer la sortie de la boucle d'événements</text:p>
      <text:p text:style-name="P1"><text:s text:c="4"/>while (!quit) {</text:p>
      <text:p text:style-name="P1"><text:s text:c="8"/>while (SDL_PollEvent(&amp;event)) { // Récupération d'un événement</text:p>
      <text:p text:style-name="P1"><text:s text:c="12"/>if (event.type == SDL_QUIT) { // Si l'événement est de type "quitter"</text:p>
      <text:p text:style-name="P1"><text:s text:c="16"/>quit = 1; // Mettre fin à la boucle</text:p>
      <text:p text:style-name="P1"><text:s text:c="16"/>break;</text:p>
      <text:p text:style-name="P1"><text:s text:c="12"/>}</text:p>
      <text:p text:style-name="P1"><text:s text:c="8"/>}</text:p>
      <text:p text:style-name="P1"><text:s text:c="4"/>}</text:p>
      <text:p text:style-name="P1"><text:s text:c="4"/>SDL_DestroyWindow(window); // Destruction de la fenêtre</text:p>
      <text:p text:style-name="P2"><text:s text:c="4"/>SDL_Quit(); // Fermeture de la bibliothèque SDL </text:p>
      <text:p text:style-name="P2">return 0; </text:p>
      <text:p text:style-name="P2">}</text:p>
      <text:p text:style-name="P2"/>
      <text:p text:style-name="P2"/>
      <text:p text:style-name="P3">Ces exemples sont très simples et servent d'introduction à la SDL en langage C. La SDL offre de nombreuses autres fonctionnalités pour </text:p>
      <text:p text:style-name="P3"><text:tab/>le rendu graphique, </text:p>
      <text:p text:style-name="P3"><text:tab/>la gestion des événements, </text:p>
      <text:p text:style-name="P3"><text:tab/>le son, </text:p>
      <text:p text:style-name="P3"><text:tab/>l'animation, </text:p>
      <text:p text:style-name="P3"><text:tab/>etc. </text:p>
      <text:p text:style-name="P3">Pour en apprendre davantage, il est recommandé de consulter la documentation officielle de la SDL et de suivre des tutoriels en ligne pour approfondir tes connaissances.</text:p>
      <text:p text:style-name="P2"/>
      <text:p text:style-name="P2">Il est important de noter que la SDL est une bibliothèque en langage C, donc elle utilise la syntaxe et la logique de programmation propres au langage C. Il est donc préférable d'avoir une connaissance de base du langage C avant de se lancer dans l'apprentissage de la SDL. Si tu es débutant en langage C, il est recommandé de d'abord maîtriser les bases du langage C avant de passer à la SDL.</text:p>
      <text:p text:style-name="P2"><text:soft-page-break/></text:p>
      <text:p text:style-name="P2"/>
      <text:p text:style-name="P2"/>
      <text:p text:style-name="P2"/>
      <text:p text:style-name="P2">Exemple 4 : Dessiner un rectangle dans la fenêtre SDL</text:p>
      <text:p text:style-name="P2"/>
      <text:p text:style-name="P2">#include &lt;SDL2/SDL.h&gt;</text:p>
      <text:p text:style-name="P2"/>
      <text:p text:style-name="P2">int main(int argc, char* argv[]) {</text:p>
      <text:p text:style-name="P2"><text:s text:c="4"/>SDL_Init(SDL_INIT_VIDEO); // Initialisation de la bibliothèque SDL pour la vidéo</text:p>
      <text:p text:style-name="P2"><text:s text:c="4"/>SDL_Window* window = SDL_CreateWindow("Dessiner un rectangle", SDL_WINDOWPOS_UNDEFINED, SDL_WINDOWPOS_UNDEFINED, 640, 480, SDL_WINDOW_SHOWN); // Création d'une fenêtre</text:p>
      <text:p text:style-name="P2"><text:s text:c="4"/>SDL_Renderer* renderer = SDL_CreateRenderer(window, -1, 0); // Création d'un renderer pour le rendu des graphismes</text:p>
      <text:p text:style-name="P2"><text:s text:c="4"/>SDL_SetRenderDrawColor(renderer, 255, 0, 0, 255); // Définition de la couleur de dessin (rouge)</text:p>
      <text:p text:style-name="P2"><text:s text:c="4"/>SDL_Rect rect = { 100, 100, 200, 150 }; // Définition d'un rectangle (position x, position y, largeur, hauteur)</text:p>
      <text:p text:style-name="P2"><text:s text:c="4"/>SDL_RenderFillRect(renderer, &amp;rect); // Remplissage du rectangle avec la couleur de dessin</text:p>
      <text:p text:style-name="P2"><text:s text:c="4"/>SDL_RenderPresent(renderer); // Affichage du renderer</text:p>
      <text:p text:style-name="P2"><text:s text:c="4"/>SDL_Delay(2000); // Pause de 2 secondes</text:p>
      <text:p text:style-name="P2"><text:s text:c="4"/>SDL_DestroyRenderer(renderer); // Destruction du renderer</text:p>
      <text:p text:style-name="P2"><text:s text:c="4"/>SDL_DestroyWindow(window); // Destruction de la fenêtre</text:p>
      <text:p text:style-name="P2"><text:s text:c="4"/>SDL_Quit(); // Fermeture de la bibliothèque SDL</text:p>
      <text:p text:style-name="P2"><text:s text:c="4"/>return 0;</text:p>
      <text:p text:style-name="P2">}</text:p>
      <text:p text:style-name="P2"/>
      <text:p text:style-name="P2">Exemple 5 : Charger et jouer un fichier audio avec la SDL Mixer</text:p>
      <text:p text:style-name="P2"/>
      <text:p text:style-name="P2">#include &lt;SDL2/SDL.h&gt;</text:p>
      <text:p text:style-name="P2">#include &lt;SDL2/SDL_mixer.h&gt;</text:p>
      <text:p text:style-name="P2"/>
      <text:p text:style-name="P2">int main(int argc, char* argv[]) {</text:p>
      <text:p text:style-name="P2"><text:s text:c="4"/>SDL_Init(SDL_INIT_AUDIO); // Initialisation de la bibliothèque SDL pour l'audio</text:p>
      <text:p text:style-name="P2"><text:s text:c="4"/>Mix_Init(MIX_INIT_MP3); // Initialisation de la bibliothèque SDL Mixer pour le format MP3</text:p>
      <text:p text:style-name="P2"><text:s text:c="4"/>Mix_OpenAudio(44100, MIX_DEFAULT_FORMAT, 2, 2048); // Ouverture du canal audio</text:p>
      <text:p text:style-name="P2"><text:s text:c="4"/>Mix_Music* music = Mix_LoadMUS("music.mp3"); // Chargement du fichier audio</text:p>
      <text:p text:style-name="P2"><text:soft-page-break/><text:s text:c="4"/>Mix_PlayMusic(music, -1); // Lecture en boucle de la musique chargée</text:p>
      <text:p text:style-name="P2"><text:s text:c="4"/>SDL_Delay(5000); // Pause de 5 secondes</text:p>
      <text:p text:style-name="P2"><text:s text:c="4"/>Mix_FreeMusic(music); // Libération de la musique chargée</text:p>
      <text:p text:style-name="P2"><text:s text:c="4"/>Mix_CloseAudio(); // Fermeture du canal audio</text:p>
      <text:p text:style-name="P2"><text:s text:c="4"/>Mix_Quit(); // Fermeture de la bibliothèque SDL Mixer</text:p>
      <text:p text:style-name="P2"><text:s text:c="4"/>SDL_Quit(); // Fermeture de la bibliothèque SDL</text:p>
      <text:p text:style-name="P2"><text:s text:c="4"/>return 0;</text:p>
      <text:p text:style-name="P2">}</text:p>
      <text:p text:style-name="P2"/>
      <text:p text:style-name="P2">Exemple 6 : Afficher du texte dans la fenêtre SDL</text:p>
      <text:p text:style-name="P2"/>
      <text:p text:style-name="P2">#include &lt;SDL2/SDL.h&gt;</text:p>
      <text:p text:style-name="P2">#include &lt;SDL2/SDL_ttf.h&gt;</text:p>
      <text:p text:style-name="P2"/>
      <text:p text:style-name="P2">int main(int argc, char* argv[]) {</text:p>
      <text:p text:style-name="P2"><text:s text:c="4"/>SDL_Init(SDL_INIT_VIDEO); // Initialisation de la bibliothèque SDL pour la vidéo</text:p>
      <text:p text:style-name="P2"><text:s text:c="4"/>SDL_Window* window = SDL_CreateWindow("Afficher du texte", SDL_WINDOWPOS_UNDEFINED, SDL_WINDOWPOS_UNDEFINED, 640, 480, SDL_WINDOW_SHOWN); // Création d'une fenêtre</text:p>
      <text:p text:style-name="P2"><text:s text:c="4"/>SDL_Renderer* renderer = SDL_CreateRenderer(window, -1, 0); // Création d'un renderer pour le rendu des graphismes</text:p>
      <text:p text:style-name="P2"><text:s text:c="4"/>TTF_Init(); // Initialisation de la bibliothèque SDL TTF pour le texte</text:p>
      <text:p text:style-name="P2"><text:s text:c="4"/>TTF_Font* font = TTF_OpenFont("font.ttf", 24); // Chargement dla police de caractères</text:p>
      <text:p text:style-name="P2">SDL_Surface* surface = TTF_RenderText_Solid(font, "Bonjour SDL !", color); // Création d'une surface de texte SDL_Texture* texture = SDL_CreateTextureFromSurface(renderer, surface); // Création d'une texture à partir de la surface SDL_Rect rect = { 100, 100, surface-&gt;w, surface-&gt;h }; // Définition de la position et de la taille du texte SDL_RenderCopy(renderer, texture, NULL, &amp;rect); // Copie de la texture dans le renderer SDL_RenderPresent(renderer); // Affichage du renderer SDL_Delay(2000); // Pause de 2 secondes SDL_FreeSurface(surface); // Libération de la surface SDL_DestroyTexture(texture); // Destruction de la texture TTF_CloseFont(font); // Fermeture de la police de caractères TTF_Quit(); // Fermeture de la bibliothèque SDL TTF SDL_DestroyRenderer(renderer); // Destruction du renderer SDL_DestroyWindow(window); // Destruction de la fenêtre SDL_Quit(); // Fermeture de la bibliothèque SDL return 0; </text:p>
      <text:p text:style-name="P2">}</text:p>
      <text:p text:style-name="P2"/>
      <text:p text:style-name="P2"/>
      <text:p text:style-name="P2">Ce sont quelques exemples basiques d'utilisation de la SDL en langage C pour la création de fenêtres, le dessin de rectangles, la lecture de <text:soft-page-break/>fichiers audio et l'affichage de texte. La SDL offre de nombreuses autres fonctionnalités et possibilités pour la création de jeux et d'applications graphiques en langage C. Pour en apprendre davantage, il est recommandé de consulter la documentation officielle de la SDL et de suivre des tutoriels en ligne pour approfondir tes connaissances.</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9T16:10:32.285455410</meta:creation-date>
    <meta:editing-duration>PT55M26S</meta:editing-duration>
    <meta:editing-cycles>6</meta:editing-cycles>
    <meta:generator>LibreOffice/6.4.7.2$Linux_X86_64 LibreOffice_project/40$Build-2</meta:generator>
    <dc:date>2023-05-12T11:15:07.434709674</dc:date>
    <meta:document-statistic meta:table-count="0" meta:image-count="0" meta:object-count="0" meta:page-count="6" meta:paragraph-count="112" meta:word-count="1355" meta:character-count="9859" meta:non-whitespace-character-count="8310"/>
  </office:meta>
</office:document-meta>
</file>